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37008*" fo:start-indent="0in" fo:end-indent="0.09842521in"/>
          <style:column style:rel-width="3.937008*" fo:start-indent="0.09842521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Wáɩn Ndɔ nɩ́.</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Lampóoka kɔ́ba nɩ.</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Farisiyin nɩ.</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fo:padding-bottom="10pt" fo:border-bottom="0.5pt solid #ffffff" fo:border-top="0.5pt solid #ffffff" fo:border-left="0.5pt solid #ffffff" fo:border-right="0.5pt solid #ffffff" fo:padding-top="10pt"/>
      <style:text-properties text:display="block" fo:font-weight="400" style:font-weight-complex="400" fo:font-family="Charis SIL" style:font-name-complex="Charis SIL" fo:font-size="14pt" style:font-size-complex="14pt"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style:font-name-complex="Charis SIL" fo:font-size="9pt" style:font-size-complex="9pt" fo:font-weight="700" style:font-weight-complex="700"/>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orphans="2" fo:widows="2" fo:text-indent="0pt" fo:margin-left="0pt"/>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padding-left="0pt" fo:border-bottom="0.5pt solid #ffffff" fo:border-top="0.5pt solid #ffffff" fo:border-left="0.5pt solid #ffffff" fo:border-right="0.5pt solid #ffffff" fo:text-align="left" fo:text-indent="0pt" fo:margin-left="0pt"/>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color="#0000ff" fo:font-family="Charis SIL" style:font-name-complex="Charis SIL"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text-indent="0pt" fo:margin-left="0pt"/>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color="#0000ff" fo:font-family="Charis SIL" style:font-name-complex="Charis SIL"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4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_scrSection_columns_scrBook_scrBody" style:family="text" style:parent-style-name="pictureCenter_Paragraph_scrSection_columns_scrBook_scrBody">
      <style:text-properties text:display="inlin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4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1_scrSection_columns_scrBook_scrBody" style:family="text" style:parent-style-name="pictureCenter_Paragraph1_scrSection_columns_scrBook_scrBody">
      <style:text-properties text:display="inlin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padding-left="0pt" fo:border-bottom="0.5pt solid #ffffff" fo:border-top="0.5pt solid #ffffff" fo:border-left="0.5pt solid #ffffff" fo:border-right="0.5pt solid #ffffff" fo:text-align="left" fo:text-indent="0pt" fo:margin-left="0pt"/>
      <style:text-properties fo:font-family="Charis SIL" fo:font-size="10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text-indent="0pt" fo:margin-left="0pt"/>
      <style:text-properties fo:font-family="Charis SIL" fo:font-size="10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float="footnote" fo:text-indent="0pt" fo:margin-left="0pt" style:line-height-at-least="100%"/>
      <style:text-properties fo:font-family="Charis SIL" fo:font-size="8pt"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font-size="10pt" style:text-position="super 55%" fo:color="#800080" fo:font-family="Charis SIL"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orphans="2" fo:widows="2" fo:text-indent="0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paragraph-properties fo:break-before="page"/>
      <style:text-properties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fo:font-size="9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paragraph-properties fo:text-indent="0pt" fo:margin-left="0pt"/>
      <style:text-properties fo:color="#0000ff" fo:font-family="Charis SIL"/>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padding-bottom="10pt" fo:border-bottom="0.5pt solid #ffffff" fo:border-top="0.5pt solid #ffffff" fo:border-left="0.5pt solid #ffffff" fo:border-right="0.5pt solid #ffffff" fo:padding-top="10pt" fo:text-indent="0pt" fo:margin-left="0pt"/>
      <style:text-properties text:display="block" fo:font-weight="400" fo:font-family="Charis SIL" fo:font-size="14pt"/>
    </style:style>
    <style:style style:name="VerseNumber" style:family="paragraph" style:parent-style-name="none">
      <style:paragraph-properties fo:text-indent="0pt" fo:margin-left="0pt"/>
      <style:text-properties fo:font-family="Charis SIL" fo:font-size="100%"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IntroParas"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margin-left="4pt" fo:float="center" fo:margin-top="0pt" fo:margin-right="0pt" fo:margin-bottom="4pt" fo:padding-top="2pt" fo:border-bottom="0.5pt solid #ffffff" fo:border-top="0.5pt solid #ffffff" fo:border-left="0.5pt solid #ffffff" fo:border-right="0.5pt solid #ffffff" fo:padding-right="2pt" fo:padding-bottom="2pt" fo:padding-left="2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AlternateReading" style:family="paragraph" style:parent-style-name="none">
      <style:paragraph-properties fo:text-indent="0pt" fo:margin-left="0pt"/>
      <style:text-properties fo:font-family="Charis SIL" fo:font-weight="700"/>
    </style:style>
    <style:style style:name="NoteGeneralParagraph..footnote-marker" style:family="text" style:parent-style-name="none">
      <style:text-properties fo:font-size="10pt" fo:font-weight="700" fo:font-family="Charis SIL" text:display="prince-footnote"/>
    </style:style>
    <style:style style:name="picture" style:family="paragraph" style:parent-style-name="non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133858in" style:type="center"/>
          <style:tab-stop style:position="6.267716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133858in" style:type="center"/>
          <style:tab-stop style:position="6.26771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fo:font-size="12pt"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72pt" fo:margin-right="72pt" fo:margin-bottom="72pt" fo:margin-left="72pt">
        <style:footnote-sep style:width="0.0071in" style:line-style="solid" style:distance-before-sep="30%" style:distance-after-sep="30%" style:color="#000000" style:adjustment="centre" style:rel-width="100%"/>
      </style:page-layout-properties>
      <style:header-style/>
      <style:footer-style/>
    </style:page-layout>
    <style:page-layout style:name="pm2" style:page-usage="mirrored">
      <style:page-layout-properties fo:page-width="595.2756pt" fo:page-height="841.8898pt" fo:margin-top="72pt" fo:margin-right="72pt" fo:margin-bottom="72pt" fo:margin-left="7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72pt" fo:margin-right="72pt" fo:margin-bottom="72pt" fo:margin-left="72pt"/>
    </style:page-layout>
    <style:page-layout style:name="pm13">
      <style:page-layout-properties fo:page-width="595.2756pt" fo:page-height="841.8898pt" fo:margin-top="72pt" fo:margin-right="72pt" fo:margin-bottom="72pt" fo:margin-left="72pt"/>
    </style:page-layout>
    <style:page-layout style:name="pm7">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3">
            <text:page-number text:select-page="current">4</text:page-number>
          </text:span>
          <text:tab/>
          <text:span text:style-name="MT1">
            <text:variable-get text:name="Left_Guideword_L" office:value-type="string"/>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71.25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4-10T18:38:22</meta:creation-date>
    <dc:creator>Samdoss</dc:creator>
    <dc:date>2017-04-10T18:38:22</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5.13.5751</meta:user-defined>
    <meta:user-defined meta:name="Created-By">PathwayExport 1.15.13.575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